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 table:steps="500"/>
      </table:calculation-settings>
      <table:table table:name="Openness_OCSVME_C4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5105830931" calcext:value-type="float">
            <text:p>0.5151058309</text:p>
          </table:table-cell>
          <table:table-cell office:value-type="float" office:value="0.397032104407" calcext:value-type="float">
            <text:p>0.3970321044</text:p>
          </table:table-cell>
          <table:table-cell office:value-type="float" office:value="0.207328" calcext:value-type="float">
            <text:p>0.207328</text:p>
          </table:table-cell>
          <table:table-cell office:value-type="float" office:value="0.486188241246" calcext:value-type="float">
            <text:p>0.4861882412</text:p>
          </table:table-cell>
          <table:table-cell office:value-type="float" office:value="0.448426809419" calcext:value-type="float">
            <text:p>0.448426809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075608512" calcext:value-type="float">
            <text:p>0.4807560851</text:p>
          </table:table-cell>
          <table:table-cell office:value-type="float" office:value="0.405144795363" calcext:value-type="float">
            <text:p>0.4051447954</text:p>
          </table:table-cell>
          <table:table-cell office:value-type="float" office:value="0.244277" calcext:value-type="float">
            <text:p>0.244277</text:p>
          </table:table-cell>
          <table:table-cell office:value-type="float" office:value="0.463457280768" calcext:value-type="float">
            <text:p>0.4634572808</text:p>
          </table:table-cell>
          <table:table-cell office:value-type="float" office:value="0.439723743404" calcext:value-type="float">
            <text:p>0.439723743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49179401402" calcext:value-type="float">
            <text:p>0.5491794014</text:p>
          </table:table-cell>
          <table:table-cell office:value-type="float" office:value="0.383181561288" calcext:value-type="float">
            <text:p>0.3831815613</text:p>
          </table:table-cell>
          <table:table-cell office:value-type="float" office:value="0.188169" calcext:value-type="float">
            <text:p>0.188169</text:p>
          </table:table-cell>
          <table:table-cell office:value-type="float" office:value="0.505391348558" calcext:value-type="float">
            <text:p>0.5053913486</text:p>
          </table:table-cell>
          <table:table-cell office:value-type="float" office:value="0.451403327418" calcext:value-type="float">
            <text:p>0.4514033274</text:p>
          </table:table-cell>
          <table:table-cell/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STD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37962192992" calcext:value-type="float">
            <text:p>0.437962193</text:p>
          </table:table-cell>
          <table:table-cell office:value-type="float" office:value="0.433513832831" calcext:value-type="float">
            <text:p>0.4335138328</text:p>
          </table:table-cell>
          <table:table-cell office:value-type="float" office:value="0.218632" calcext:value-type="float">
            <text:p>0.218632</text:p>
          </table:table-cell>
          <table:table-cell office:value-type="float" office:value="0.437065232655" calcext:value-type="float">
            <text:p>0.4370652327</text:p>
          </table:table-cell>
          <table:table-cell office:value-type="float" office:value="0.435726659812" calcext:value-type="float">
            <text:p>0.4357266598</text:p>
          </table:table-cell>
          <table:table-cell/>
          <table:table-cell office:value-type="float" office:value="0.471801713487" calcext:value-type="float">
            <text:p>0.4718017135</text:p>
          </table:table-cell>
          <table:table-cell office:value-type="float" office:value="0.015053235916669" calcext:value-type="float">
            <text:p>0.01505323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44632661994" calcext:value-type="float">
            <text:p>0.444632662</text:p>
          </table:table-cell>
          <table:table-cell office:value-type="float" office:value="0.441053758159" calcext:value-type="float">
            <text:p>0.4410537582</text:p>
          </table:table-cell>
          <table:table-cell office:value-type="float" office:value="0.219658" calcext:value-type="float">
            <text:p>0.219658</text:p>
          </table:table-cell>
          <table:table-cell office:value-type="float" office:value="0.443912242228" calcext:value-type="float">
            <text:p>0.4439122422</text:p>
          </table:table-cell>
          <table:table-cell office:value-type="float" office:value="0.442835979215" calcext:value-type="float">
            <text:p>0.4428359792</text:p>
          </table:table-cell>
          <table:table-cell/>
          <table:table-cell office:value-type="float" office:value="0.413778131177375" calcext:value-type="float">
            <text:p>0.4137781312</text:p>
          </table:table-cell>
          <table:table-cell office:value-type="float" office:value="0.0143289118730318" calcext:value-type="float">
            <text:p>0.01432891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26676193882" calcext:value-type="float">
            <text:p>0.4266761939</text:p>
          </table:table-cell>
          <table:table-cell office:value-type="float" office:value="0.358969391373" calcext:value-type="float">
            <text:p>0.3589693914</text:p>
          </table:table-cell>
          <table:table-cell office:value-type="float" office:value="0.160882" calcext:value-type="float">
            <text:p>0.160882</text:p>
          </table:table-cell>
          <table:table-cell office:value-type="float" office:value="0.411165833094" calcext:value-type="float">
            <text:p>0.4111658331</text:p>
          </table:table-cell>
          <table:table-cell office:value-type="float" office:value="0.389905312283" calcext:value-type="float">
            <text:p>0.3899053123</text:p>
          </table:table-cell>
          <table:table-cell/>
          <table:table-cell office:value-type="float" office:value="0.381725705775625" calcext:value-type="float">
            <text:p>0.3817257058</text:p>
          </table:table-cell>
          <table:table-cell office:value-type="float" office:value="0.0220950666958296" calcext:value-type="float">
            <text:p>0.02209506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43450910752" calcext:value-type="float">
            <text:p>0.4434509108</text:p>
          </table:table-cell>
          <table:table-cell office:value-type="float" office:value="0.436529280216" calcext:value-type="float">
            <text:p>0.4365292802</text:p>
          </table:table-cell>
          <table:table-cell office:value-type="float" office:value="0.220641" calcext:value-type="float">
            <text:p>0.220641</text:p>
          </table:table-cell>
          <table:table-cell office:value-type="float" office:value="0.442049080199" calcext:value-type="float">
            <text:p>0.4420490802</text:p>
          </table:table-cell>
          <table:table-cell office:value-type="float" office:value="0.439962873866" calcext:value-type="float">
            <text:p>0.4399628739</text:p>
          </table:table-cell>
          <table:table-cell/>
          <table:table-cell office:value-type="float" office:value="0.36026976513225" calcext:value-type="float">
            <text:p>0.3602697651</text:p>
          </table:table-cell>
          <table:table-cell office:value-type="float" office:value="0.0226542169655421" calcext:value-type="float">
            <text:p>0.0226542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76650430823" calcext:value-type="float">
            <text:p>0.4766504308</text:p>
          </table:table-cell>
          <table:table-cell office:value-type="float" office:value="0.393146137986" calcext:value-type="float">
            <text:p>0.393146138</text:p>
          </table:table-cell>
          <table:table-cell office:value-type="float" office:value="0.194021" calcext:value-type="float">
            <text:p>0.194021</text:p>
          </table:table-cell>
          <table:table-cell office:value-type="float" office:value="0.457227398574" calcext:value-type="float">
            <text:p>0.4572273986</text:p>
          </table:table-cell>
          <table:table-cell office:value-type="float" office:value="0.430889894873" calcext:value-type="float">
            <text:p>0.4308898949</text:p>
          </table:table-cell>
          <table:table-cell/>
          <table:table-cell office:value-type="float" office:value="0.34828424271375" calcext:value-type="float">
            <text:p>0.3482842427</text:p>
          </table:table-cell>
          <table:table-cell office:value-type="float" office:value="0.0183774822730057" calcext:value-type="float">
            <text:p>0.0183774823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471801713487" calcext:value-type="float">
            <text:p>0.4718017135</text:p>
          </table:table-cell>
          <table:table-cell table:style-name="ce1" table:formula="of:=AVERAGE([.G1:.G8])" office:value-type="float" office:value="0.406071357702875" calcext:value-type="float">
            <text:p>0.4060713577</text:p>
          </table:table-cell>
          <table:table-cell table:style-name="ce1" table:formula="of:=AVERAGE([.H1:.H8])" office:value-type="float" office:value="0.206701" calcext:value-type="float">
            <text:p>0.206701</text:p>
          </table:table-cell>
          <table:table-cell table:style-name="ce1" table:formula="of:=AVERAGE([.I1:.I8])" office:value-type="float" office:value="0.45580708216525" calcext:value-type="float">
            <text:p>0.4558070822</text:p>
          </table:table-cell>
          <table:table-cell table:style-name="ce1" table:formula="of:=AVERAGE([.J1:.J8])" office:value-type="float" office:value="0.43485932503625" calcext:value-type="float">
            <text:p>0.434859325</text:p>
          </table:table-cell>
          <table:table-cell/>
          <table:table-cell office:value-type="float" office:value="0.388790544810625" calcext:value-type="float">
            <text:p>0.3887905448</text:p>
          </table:table-cell>
          <table:table-cell office:value-type="float" office:value="0.0159193297778723" calcext:value-type="float">
            <text:p>0.0159193298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15053235916669" calcext:value-type="float">
            <text:p>0.0150532359</text:p>
          </table:table-cell>
          <table:table-cell table:style-name="ce2" table:formula="of:=STDEV([.G1:.G8])/SQRT(8)" office:value-type="float" office:value="0.0102614994390851" calcext:value-type="float">
            <text:p>0.0102614994</text:p>
          </table:table-cell>
          <table:table-cell table:style-name="ce2" table:formula="of:=STDEV([.H1:.H8])/SQRT(8)" office:value-type="float" office:value="0.00898461313659557" calcext:value-type="float">
            <text:p>0.0089846131</text:p>
          </table:table-cell>
          <table:table-cell table:style-name="ce2" table:formula="of:=STDEV([.I1:.I8])/SQRT(8)" office:value-type="float" office:value="0.0104514395924863" calcext:value-type="float">
            <text:p>0.0104514396</text:p>
          </table:table-cell>
          <table:table-cell table:style-name="ce2" table:formula="of:=STDEV([.J1:.J8])/SQRT(8)" office:value-type="float" office:value="0.00682496512803563" calcext:value-type="float">
            <text:p>0.0068249651</text:p>
          </table:table-cell>
          <table:table-cell/>
          <table:table-cell office:value-type="float" office:value="0.505698225371875" calcext:value-type="float">
            <text:p>0.5056982254</text:p>
          </table:table-cell>
          <table:table-cell office:value-type="float" office:value="0.0012082494191596" calcext:value-type="float">
            <text:p>0.00120824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7642477624" calcext:value-type="float">
            <text:p>0.3876424776</text:p>
          </table:table-cell>
          <table:table-cell office:value-type="float" office:value="0.478930981526" calcext:value-type="float">
            <text:p>0.4789309815</text:p>
          </table:table-cell>
          <table:table-cell office:value-type="float" office:value="0.199915" calcext:value-type="float">
            <text:p>0.199915</text:p>
          </table:table-cell>
          <table:table-cell office:value-type="float" office:value="0.403005774481" calcext:value-type="float">
            <text:p>0.4030057745</text:p>
          </table:table-cell>
          <table:table-cell office:value-type="float" office:value="0.42847837152" calcext:value-type="float">
            <text:p>0.428478371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8513077753" calcext:value-type="float">
            <text:p>0.3685130778</text:p>
          </table:table-cell>
          <table:table-cell office:value-type="float" office:value="0.403591822733" calcext:value-type="float">
            <text:p>0.4035918227</text:p>
          </table:table-cell>
          <table:table-cell office:value-type="float" office:value="0.17455" calcext:value-type="float">
            <text:p>0.17455</text:p>
          </table:table-cell>
          <table:table-cell office:value-type="float" office:value="0.375032369829" calcext:value-type="float">
            <text:p>0.3750323698</text:p>
          </table:table-cell>
          <table:table-cell office:value-type="float" office:value="0.385255590679" calcext:value-type="float">
            <text:p>0.385255590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34267962076" calcext:value-type="float">
            <text:p>0.4342679621</text:p>
          </table:table-cell>
          <table:table-cell office:value-type="float" office:value="0.408730828794" calcext:value-type="float">
            <text:p>0.4087308288</text:p>
          </table:table-cell>
          <table:table-cell office:value-type="float" office:value="0.224065" calcext:value-type="float">
            <text:p>0.224065</text:p>
          </table:table-cell>
          <table:table-cell office:value-type="float" office:value="0.42890840013" calcext:value-type="float">
            <text:p>0.4289084001</text:p>
          </table:table-cell>
          <table:table-cell office:value-type="float" office:value="0.421112594657" calcext:value-type="float">
            <text:p>0.421112594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73208067083" calcext:value-type="float">
            <text:p>0.4732080671</text:p>
          </table:table-cell>
          <table:table-cell office:value-type="float" office:value="0.401679043237" calcext:value-type="float">
            <text:p>0.4016790432</text:p>
          </table:table-cell>
          <table:table-cell office:value-type="float" office:value="0.208075" calcext:value-type="float">
            <text:p>0.208075</text:p>
          </table:table-cell>
          <table:table-cell office:value-type="float" office:value="0.456934344" calcext:value-type="float">
            <text:p>0.456934344</text:p>
          </table:table-cell>
          <table:table-cell office:value-type="float" office:value="0.434519520052" calcext:value-type="float">
            <text:p>0.43451952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830247935" calcext:value-type="float">
            <text:p>0.3830247935</text:p>
          </table:table-cell>
          <table:table-cell office:value-type="float" office:value="0.451928146143" calcext:value-type="float">
            <text:p>0.4519281461</text:p>
          </table:table-cell>
          <table:table-cell office:value-type="float" office:value="0.185813" calcext:value-type="float">
            <text:p>0.185813</text:p>
          </table:table-cell>
          <table:table-cell office:value-type="float" office:value="0.39507173837" calcext:value-type="float">
            <text:p>0.3950717384</text:p>
          </table:table-cell>
          <table:table-cell office:value-type="float" office:value="0.414633392218" calcext:value-type="float">
            <text:p>0.414633392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60974883863" calcext:value-type="float">
            <text:p>0.4609748839</text:p>
          </table:table-cell>
          <table:table-cell office:value-type="float" office:value="0.394867258644" calcext:value-type="float">
            <text:p>0.3948672586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446039920651" calcext:value-type="float">
            <text:p>0.4460399207</text:p>
          </table:table-cell>
          <table:table-cell office:value-type="float" office:value="0.425367902921" calcext:value-type="float">
            <text:p>0.425367902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75517247248" calcext:value-type="float">
            <text:p>0.3755172472</text:p>
          </table:table-cell>
          <table:table-cell office:value-type="float" office:value="0.4411049035" calcext:value-type="float">
            <text:p>0.4411049035</text:p>
          </table:table-cell>
          <table:table-cell office:value-type="float" office:value="0.184526" calcext:value-type="float">
            <text:p>0.184526</text:p>
          </table:table-cell>
          <table:table-cell office:value-type="float" office:value="0.387026603704" calcext:value-type="float">
            <text:p>0.3870266037</text:p>
          </table:table-cell>
          <table:table-cell office:value-type="float" office:value="0.405677213037" calcext:value-type="float">
            <text:p>0.40567721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27076540272" calcext:value-type="float">
            <text:p>0.4270765403</text:p>
          </table:table-cell>
          <table:table-cell office:value-type="float" office:value="0.457797892095" calcext:value-type="float">
            <text:p>0.4577978921</text:p>
          </table:table-cell>
          <table:table-cell office:value-type="float" office:value="0.22722" calcext:value-type="float">
            <text:p>0.22722</text:p>
          </table:table-cell>
          <table:table-cell office:value-type="float" office:value="0.432886465408" calcext:value-type="float">
            <text:p>0.4328864654</text:p>
          </table:table-cell>
          <table:table-cell office:value-type="float" office:value="0.441903919354" calcext:value-type="float">
            <text:p>0.441903919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12:.F19])" office:value-type="float" office:value="0.413778131177375" calcext:value-type="float">
            <text:p>0.4137781312</text:p>
          </table:table-cell>
          <table:table-cell table:style-name="ce1" table:formula="of:=AVERAGE([.G12:.G19])" office:value-type="float" office:value="0.429828859584" calcext:value-type="float">
            <text:p>0.4298288596</text:p>
          </table:table-cell>
          <table:table-cell table:style-name="ce1" table:formula="of:=AVERAGE([.H12:.H19])" office:value-type="float" office:value="0.201333" calcext:value-type="float">
            <text:p>0.201333</text:p>
          </table:table-cell>
          <table:table-cell table:style-name="ce1" table:formula="of:=AVERAGE([.I12:.I19])" office:value-type="float" office:value="0.415613202071625" calcext:value-type="float">
            <text:p>0.4156132021</text:p>
          </table:table-cell>
          <table:table-cell table:style-name="ce1" table:formula="of:=AVERAGE([.J12:.J19])" office:value-type="float" office:value="0.41961856305475" calcext:value-type="float">
            <text:p>0.419618563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143289118730318" calcext:value-type="float">
            <text:p>0.0143289119</text:p>
          </table:table-cell>
          <table:table-cell table:style-name="ce2" table:formula="of:=STDEV([.G12:.G19])/SQRT(8)" office:value-type="float" office:value="0.0111459854225435" calcext:value-type="float">
            <text:p>0.0111459854</text:p>
          </table:table-cell>
          <table:table-cell table:style-name="ce2" table:formula="of:=STDEV([.H12:.H19])/SQRT(8)" office:value-type="float" office:value="0.0066838271062105" calcext:value-type="float">
            <text:p>0.0066838271</text:p>
          </table:table-cell>
          <table:table-cell table:style-name="ce2" table:formula="of:=STDEV([.I12:.I19])/SQRT(8)" office:value-type="float" office:value="0.0104823375295461" calcext:value-type="float">
            <text:p>0.0104823375</text:p>
          </table:table-cell>
          <table:table-cell table:style-name="ce2" table:formula="of:=STDEV([.J12:.J19])/SQRT(8)" office:value-type="float" office:value="0.00631393853378474" calcext:value-type="float">
            <text:p>0.006313938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8215399512" calcext:value-type="float">
            <text:p>0.4182153995</text:p>
          </table:table-cell>
          <table:table-cell office:value-type="float" office:value="0.427595117301" calcext:value-type="float">
            <text:p>0.4275951173</text:p>
          </table:table-cell>
          <table:table-cell office:value-type="float" office:value="0.185265" calcext:value-type="float">
            <text:p>0.185265</text:p>
          </table:table-cell>
          <table:table-cell office:value-type="float" office:value="0.420058277477" calcext:value-type="float">
            <text:p>0.4200582775</text:p>
          </table:table-cell>
          <table:table-cell office:value-type="float" office:value="0.422853249651" calcext:value-type="float">
            <text:p>0.422853249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4382751951" calcext:value-type="float">
            <text:p>0.354382752</text:p>
          </table:table-cell>
          <table:table-cell office:value-type="float" office:value="0.4267841587" calcext:value-type="float">
            <text:p>0.4267841587</text:p>
          </table:table-cell>
          <table:table-cell office:value-type="float" office:value="0.167296" calcext:value-type="float">
            <text:p>0.167296</text:p>
          </table:table-cell>
          <table:table-cell office:value-type="float" office:value="0.366828819611" calcext:value-type="float">
            <text:p>0.3668288196</text:p>
          </table:table-cell>
          <table:table-cell office:value-type="float" office:value="0.387228241717" calcext:value-type="float">
            <text:p>0.387228241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4332569515" calcext:value-type="float">
            <text:p>0.3433256952</text:p>
          </table:table-cell>
          <table:table-cell office:value-type="float" office:value="0.538567650926" calcext:value-type="float">
            <text:p>0.5385676509</text:p>
          </table:table-cell>
          <table:table-cell office:value-type="float" office:value="0.205773" calcext:value-type="float">
            <text:p>0.205773</text:p>
          </table:table-cell>
          <table:table-cell office:value-type="float" office:value="0.370164131858" calcext:value-type="float">
            <text:p>0.3701641319</text:p>
          </table:table-cell>
          <table:table-cell office:value-type="float" office:value="0.419334410362" calcext:value-type="float">
            <text:p>0.419334410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13037288222" calcext:value-type="float">
            <text:p>0.4130372882</text:p>
          </table:table-cell>
          <table:table-cell office:value-type="float" office:value="0.449223161871" calcext:value-type="float">
            <text:p>0.4492231619</text:p>
          </table:table-cell>
          <table:table-cell office:value-type="float" office:value="0.18071" calcext:value-type="float">
            <text:p>0.18071</text:p>
          </table:table-cell>
          <table:table-cell office:value-type="float" office:value="0.419800450656" calcext:value-type="float">
            <text:p>0.4198004507</text:p>
          </table:table-cell>
          <table:table-cell office:value-type="float" office:value="0.43037093158" calcext:value-type="float">
            <text:p>0.430370931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8767773359" calcext:value-type="float">
            <text:p>0.2587677734</text:p>
          </table:table-cell>
          <table:table-cell office:value-type="float" office:value="0.404243237026" calcext:value-type="float">
            <text:p>0.404243237</text:p>
          </table:table-cell>
          <table:table-cell office:value-type="float" office:value="0.124054" calcext:value-type="float">
            <text:p>0.124054</text:p>
          </table:table-cell>
          <table:table-cell office:value-type="float" office:value="0.278836838012" calcext:value-type="float">
            <text:p>0.278836838</text:p>
          </table:table-cell>
          <table:table-cell office:value-type="float" office:value="0.315545656715" calcext:value-type="float">
            <text:p>0.315545656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08224748489" calcext:value-type="float">
            <text:p>0.4082247485</text:p>
          </table:table-cell>
          <table:table-cell office:value-type="float" office:value="0.448055001915" calcext:value-type="float">
            <text:p>0.4480550019</text:p>
          </table:table-cell>
          <table:table-cell office:value-type="float" office:value="0.203084" calcext:value-type="float">
            <text:p>0.203084</text:p>
          </table:table-cell>
          <table:table-cell office:value-type="float" office:value="0.415614025198" calcext:value-type="float">
            <text:p>0.4156140252</text:p>
          </table:table-cell>
          <table:table-cell office:value-type="float" office:value="0.42721351376" calcext:value-type="float">
            <text:p>0.427213513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64479142264" calcext:value-type="float">
            <text:p>0.4644791423</text:p>
          </table:table-cell>
          <table:table-cell office:value-type="float" office:value="0.403981751043" calcext:value-type="float">
            <text:p>0.403981751</text:p>
          </table:table-cell>
          <table:table-cell office:value-type="float" office:value="0.217189" calcext:value-type="float">
            <text:p>0.217189</text:p>
          </table:table-cell>
          <table:table-cell office:value-type="float" office:value="0.450972271776" calcext:value-type="float">
            <text:p>0.4509722718</text:p>
          </table:table-cell>
          <table:table-cell office:value-type="float" office:value="0.432123308398" calcext:value-type="float">
            <text:p>0.432123308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93372847258" calcext:value-type="float">
            <text:p>0.3933728473</text:p>
          </table:table-cell>
          <table:table-cell office:value-type="float" office:value="0.46341997764" calcext:value-type="float">
            <text:p>0.4634199776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405635416094" calcext:value-type="float">
            <text:p>0.4056354161</text:p>
          </table:table-cell>
          <table:table-cell office:value-type="float" office:value="0.425533059529" calcext:value-type="float">
            <text:p>0.42553305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3:.F30])" office:value-type="float" office:value="0.381725705775625" calcext:value-type="float">
            <text:p>0.3817257058</text:p>
          </table:table-cell>
          <table:table-cell table:style-name="ce1" table:formula="of:=AVERAGE([.G23:.G30])" office:value-type="float" office:value="0.44523375705275" calcext:value-type="float">
            <text:p>0.4452337571</text:p>
          </table:table-cell>
          <table:table-cell table:style-name="ce1" table:formula="of:=AVERAGE([.H23:.H30])" office:value-type="float" office:value="0.183419625" calcext:value-type="float">
            <text:p>0.183419625</text:p>
          </table:table-cell>
          <table:table-cell table:style-name="ce1" table:formula="of:=AVERAGE([.I23:.I30])" office:value-type="float" office:value="0.39098877883525" calcext:value-type="float">
            <text:p>0.3909887788</text:p>
          </table:table-cell>
          <table:table-cell table:style-name="ce1" table:formula="of:=AVERAGE([.J23:.J30])" office:value-type="float" office:value="0.407525296464" calcext:value-type="float">
            <text:p>0.407525296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220950666958296" calcext:value-type="float">
            <text:p>0.0220950667</text:p>
          </table:table-cell>
          <table:table-cell table:style-name="ce2" table:formula="of:=STDEV([.G23:.G30])/SQRT(8)" office:value-type="float" office:value="0.015294308676368" calcext:value-type="float">
            <text:p>0.0152943087</text:p>
          </table:table-cell>
          <table:table-cell table:style-name="ce2" table:formula="of:=STDEV([.H23:.H30])/SQRT(8)" office:value-type="float" office:value="0.0101963304655181" calcext:value-type="float">
            <text:p>0.0101963305</text:p>
          </table:table-cell>
          <table:table-cell table:style-name="ce2" table:formula="of:=STDEV([.I23:.I30])/SQRT(8)" office:value-type="float" office:value="0.0187509627053063" calcext:value-type="float">
            <text:p>0.0187509627</text:p>
          </table:table-cell>
          <table:table-cell table:style-name="ce2" table:formula="of:=STDEV([.J23:.J30])/SQRT(8)" office:value-type="float" office:value="0.014069671374967" calcext:value-type="float">
            <text:p>0.014069671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9041504154" calcext:value-type="float">
            <text:p>0.3590415042</text:p>
          </table:table-cell>
          <table:table-cell office:value-type="float" office:value="0.440091502524" calcext:value-type="float">
            <text:p>0.4400915025</text:p>
          </table:table-cell>
          <table:table-cell office:value-type="float" office:value="0.172625" calcext:value-type="float">
            <text:p>0.172625</text:p>
          </table:table-cell>
          <table:table-cell office:value-type="float" office:value="0.372771904339" calcext:value-type="float">
            <text:p>0.3727719043</text:p>
          </table:table-cell>
          <table:table-cell office:value-type="float" office:value="0.395456360108" calcext:value-type="float">
            <text:p>0.39545636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586557493" calcext:value-type="float">
            <text:p>0.3158655749</text:p>
          </table:table-cell>
          <table:table-cell office:value-type="float" office:value="0.48760195545" calcext:value-type="float">
            <text:p>0.4876019555</text:p>
          </table:table-cell>
          <table:table-cell office:value-type="float" office:value="0.129793" calcext:value-type="float">
            <text:p>0.129793</text:p>
          </table:table-cell>
          <table:table-cell office:value-type="float" office:value="0.339801614883" calcext:value-type="float">
            <text:p>0.3398016149</text:p>
          </table:table-cell>
          <table:table-cell office:value-type="float" office:value="0.383379952945" calcext:value-type="float">
            <text:p>0.383379952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3116704744" calcext:value-type="float">
            <text:p>0.4631167047</text:p>
          </table:table-cell>
          <table:table-cell office:value-type="float" office:value="0.46421929541" calcext:value-type="float">
            <text:p>0.4642192954</text:p>
          </table:table-cell>
          <table:table-cell office:value-type="float" office:value="0.219269" calcext:value-type="float">
            <text:p>0.219269</text:p>
          </table:table-cell>
          <table:table-cell office:value-type="float" office:value="0.463336803667" calcext:value-type="float">
            <text:p>0.4633368037</text:p>
          </table:table-cell>
          <table:table-cell office:value-type="float" office:value="0.463667344594" calcext:value-type="float">
            <text:p>0.463667344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61164175066" calcext:value-type="float">
            <text:p>0.3611641751</text:p>
          </table:table-cell>
          <table:table-cell office:value-type="float" office:value="0.560827897284" calcext:value-type="float">
            <text:p>0.5608278973</text:p>
          </table:table-cell>
          <table:table-cell office:value-type="float" office:value="0.179708" calcext:value-type="float">
            <text:p>0.179708</text:p>
          </table:table-cell>
          <table:table-cell office:value-type="float" office:value="0.388851660017" calcext:value-type="float">
            <text:p>0.38885166</text:p>
          </table:table-cell>
          <table:table-cell office:value-type="float" office:value="0.43937676028" calcext:value-type="float">
            <text:p>0.439376760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26374187038" calcext:value-type="float">
            <text:p>0.326374187</text:p>
          </table:table-cell>
          <table:table-cell office:value-type="float" office:value="0.491627187012" calcext:value-type="float">
            <text:p>0.491627187</text:p>
          </table:table-cell>
          <table:table-cell office:value-type="float" office:value="0.141287" calcext:value-type="float">
            <text:p>0.141287</text:p>
          </table:table-cell>
          <table:table-cell office:value-type="float" office:value="0.349896675996" calcext:value-type="float">
            <text:p>0.349896676</text:p>
          </table:table-cell>
          <table:table-cell office:value-type="float" office:value="0.392308444893" calcext:value-type="float">
            <text:p>0.392308444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86820664141" calcext:value-type="float">
            <text:p>0.3868206641</text:p>
          </table:table-cell>
          <table:table-cell office:value-type="float" office:value="0.398344086022" calcext:value-type="float">
            <text:p>0.398344086</text:p>
          </table:table-cell>
          <table:table-cell office:value-type="float" office:value="0.144827" calcext:value-type="float">
            <text:p>0.144827</text:p>
          </table:table-cell>
          <table:table-cell office:value-type="float" office:value="0.389071701632" calcext:value-type="float">
            <text:p>0.3890717016</text:p>
          </table:table-cell>
          <table:table-cell office:value-type="float" office:value="0.392497813687" calcext:value-type="float">
            <text:p>0.392497813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15652937244" calcext:value-type="float">
            <text:p>0.4156529372</text:p>
          </table:table-cell>
          <table:table-cell office:value-type="float" office:value="0.525381033629" calcext:value-type="float">
            <text:p>0.5253810336</text:p>
          </table:table-cell>
          <table:table-cell office:value-type="float" office:value="0.213351" calcext:value-type="float">
            <text:p>0.213351</text:p>
          </table:table-cell>
          <table:table-cell office:value-type="float" office:value="0.43377196672" calcext:value-type="float">
            <text:p>0.4337719667</text:p>
          </table:table-cell>
          <table:table-cell office:value-type="float" office:value="0.464119631298" calcext:value-type="float">
            <text:p>0.464119631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54122373741" calcext:value-type="float">
            <text:p>0.2541223737</text:p>
          </table:table-cell>
          <table:table-cell office:value-type="float" office:value="0.427799424062" calcext:value-type="float">
            <text:p>0.4277994241</text:p>
          </table:table-cell>
          <table:table-cell office:value-type="float" office:value="0.115922" calcext:value-type="float">
            <text:p>0.115922</text:p>
          </table:table-cell>
          <table:table-cell office:value-type="float" office:value="0.276579389759" calcext:value-type="float">
            <text:p>0.2765793898</text:p>
          </table:table-cell>
          <table:table-cell office:value-type="float" office:value="0.318844200253" calcext:value-type="float">
            <text:p>0.31884420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34:.F41])" office:value-type="float" office:value="0.36026976513225" calcext:value-type="float">
            <text:p>0.3602697651</text:p>
          </table:table-cell>
          <table:table-cell table:style-name="ce1" table:formula="of:=AVERAGE([.G34:.G41])" office:value-type="float" office:value="0.474486547674125" calcext:value-type="float">
            <text:p>0.4744865477</text:p>
          </table:table-cell>
          <table:table-cell table:style-name="ce1" table:formula="of:=AVERAGE([.H34:.H41])" office:value-type="float" office:value="0.16459775" calcext:value-type="float">
            <text:p>0.16459775</text:p>
          </table:table-cell>
          <table:table-cell table:style-name="ce1" table:formula="of:=AVERAGE([.I34:.I41])" office:value-type="float" office:value="0.376760214626625" calcext:value-type="float">
            <text:p>0.3767602146</text:p>
          </table:table-cell>
          <table:table-cell table:style-name="ce1" table:formula="of:=AVERAGE([.J34:.J41])" office:value-type="float" office:value="0.40620631350725" calcext:value-type="float">
            <text:p>0.406206313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226542169655421" calcext:value-type="float">
            <text:p>0.022654217</text:p>
          </table:table-cell>
          <table:table-cell table:style-name="ce2" table:formula="of:=STDEV([.G34:.G41])/SQRT(8)" office:value-type="float" office:value="0.0187924236104501" calcext:value-type="float">
            <text:p>0.0187924236</text:p>
          </table:table-cell>
          <table:table-cell table:style-name="ce2" table:formula="of:=STDEV([.H34:.H41])/SQRT(8)" office:value-type="float" office:value="0.0134785240829757" calcext:value-type="float">
            <text:p>0.0134785241</text:p>
          </table:table-cell>
          <table:table-cell table:style-name="ce2" table:formula="of:=STDEV([.I34:.I41])/SQRT(8)" office:value-type="float" office:value="0.0203466887019077" calcext:value-type="float">
            <text:p>0.0203466887</text:p>
          </table:table-cell>
          <table:table-cell table:style-name="ce2" table:formula="of:=STDEV([.J34:.J41])/SQRT(8)" office:value-type="float" office:value="0.0171161044656267" calcext:value-type="float">
            <text:p>0.017116104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7101873457" calcext:value-type="float">
            <text:p>0.3271018735</text:p>
          </table:table-cell>
          <table:table-cell office:value-type="float" office:value="0.533854511917" calcext:value-type="float">
            <text:p>0.5338545119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354565275805" calcext:value-type="float">
            <text:p>0.3545652758</text:p>
          </table:table-cell>
          <table:table-cell office:value-type="float" office:value="0.405653094554" calcext:value-type="float">
            <text:p>0.405653094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85889021925" calcext:value-type="float">
            <text:p>0.2858890219</text:p>
          </table:table-cell>
          <table:table-cell office:value-type="float" office:value="0.431592457879" calcext:value-type="float">
            <text:p>0.4315924579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306589645368" calcext:value-type="float">
            <text:p>0.3065896454</text:p>
          </table:table-cell>
          <table:table-cell office:value-type="float" office:value="0.343946287469" calcext:value-type="float">
            <text:p>0.343946287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1899881763" calcext:value-type="float">
            <text:p>0.4189988176</text:p>
          </table:table-cell>
          <table:table-cell office:value-type="float" office:value="0.537415009722" calcext:value-type="float">
            <text:p>0.5374150097</text:p>
          </table:table-cell>
          <table:table-cell office:value-type="float" office:value="0.220373" calcext:value-type="float">
            <text:p>0.220373</text:p>
          </table:table-cell>
          <table:table-cell office:value-type="float" office:value="0.43831482931" calcext:value-type="float">
            <text:p>0.4383148293</text:p>
          </table:table-cell>
          <table:table-cell office:value-type="float" office:value="0.470876198588" calcext:value-type="float">
            <text:p>0.470876198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93133836549" calcext:value-type="float">
            <text:p>0.3931338365</text:p>
          </table:table-cell>
          <table:table-cell office:value-type="float" office:value="0.399915412566" calcext:value-type="float">
            <text:p>0.3999154126</text:p>
          </table:table-cell>
          <table:table-cell office:value-type="float" office:value="0.103991" calcext:value-type="float">
            <text:p>0.103991</text:p>
          </table:table-cell>
          <table:table-cell office:value-type="float" office:value="0.394471689337" calcext:value-type="float">
            <text:p>0.3944716893</text:p>
          </table:table-cell>
          <table:table-cell office:value-type="float" office:value="0.396495629023" calcext:value-type="float">
            <text:p>0.39649562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95383527228" calcext:value-type="float">
            <text:p>0.2953835272</text:p>
          </table:table-cell>
          <table:table-cell office:value-type="float" office:value="0.501044464177" calcext:value-type="float">
            <text:p>0.5010444642</text:p>
          </table:table-cell>
          <table:table-cell office:value-type="float" office:value="0.191748" calcext:value-type="float">
            <text:p>0.191748</text:p>
          </table:table-cell>
          <table:table-cell office:value-type="float" office:value="0.3218011099" calcext:value-type="float">
            <text:p>0.3218011099</text:p>
          </table:table-cell>
          <table:table-cell office:value-type="float" office:value="0.371660169466" calcext:value-type="float">
            <text:p>0.371660169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81239677422" calcext:value-type="float">
            <text:p>0.3812396774</text:p>
          </table:table-cell>
          <table:table-cell office:value-type="float" office:value="0.49454538982" calcext:value-type="float">
            <text:p>0.4945453898</text:p>
          </table:table-cell>
          <table:table-cell office:value-type="float" office:value="0.177732" calcext:value-type="float">
            <text:p>0.177732</text:p>
          </table:table-cell>
          <table:table-cell office:value-type="float" office:value="0.399547825442" calcext:value-type="float">
            <text:p>0.3995478254</text:p>
          </table:table-cell>
          <table:table-cell office:value-type="float" office:value="0.430563004412" calcext:value-type="float">
            <text:p>0.430563004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99825123337" calcext:value-type="float">
            <text:p>0.2998251233</text:p>
          </table:table-cell>
          <table:table-cell office:value-type="float" office:value="0.542181818182" calcext:value-type="float">
            <text:p>0.5421818182</text:p>
          </table:table-cell>
          <table:table-cell office:value-type="float" office:value="0.127023" calcext:value-type="float">
            <text:p>0.127023</text:p>
          </table:table-cell>
          <table:table-cell office:value-type="float" office:value="0.329261251993" calcext:value-type="float">
            <text:p>0.329261252</text:p>
          </table:table-cell>
          <table:table-cell office:value-type="float" office:value="0.386124442666" calcext:value-type="float">
            <text:p>0.386124442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84702064162" calcext:value-type="float">
            <text:p>0.3847020642</text:p>
          </table:table-cell>
          <table:table-cell office:value-type="float" office:value="0.612234074057" calcext:value-type="float">
            <text:p>0.6122340741</text:p>
          </table:table-cell>
          <table:table-cell office:value-type="float" office:value="0.247575" calcext:value-type="float">
            <text:p>0.247575</text:p>
          </table:table-cell>
          <table:table-cell office:value-type="float" office:value="0.415592397626" calcext:value-type="float">
            <text:p>0.4155923976</text:p>
          </table:table-cell>
          <table:table-cell office:value-type="float" office:value="0.472503108295" calcext:value-type="float">
            <text:p>0.472503108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45:.F52])" office:value-type="float" office:value="0.34828424271375" calcext:value-type="float">
            <text:p>0.3482842427</text:p>
          </table:table-cell>
          <table:table-cell table:style-name="ce1" table:formula="of:=AVERAGE([.G45:.G52])" office:value-type="float" office:value="0.50659789229" calcext:value-type="float">
            <text:p>0.5065978923</text:p>
          </table:table-cell>
          <table:table-cell table:style-name="ce1" table:formula="of:=AVERAGE([.H45:.H52])" office:value-type="float" office:value="0.165719625" calcext:value-type="float">
            <text:p>0.165719625</text:p>
          </table:table-cell>
          <table:table-cell table:style-name="ce1" table:formula="of:=AVERAGE([.I45:.I52])" office:value-type="float" office:value="0.370018003097625" calcext:value-type="float">
            <text:p>0.3700180031</text:p>
          </table:table-cell>
          <table:table-cell table:style-name="ce1" table:formula="of:=AVERAGE([.J45:.J52])" office:value-type="float" office:value="0.409727741809125" calcext:value-type="float">
            <text:p>0.40972774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183774822730057" calcext:value-type="float">
            <text:p>0.0183774823</text:p>
          </table:table-cell>
          <table:table-cell table:style-name="ce2" table:formula="of:=STDEV([.G45:.G52])/SQRT(8)" office:value-type="float" office:value="0.0236420126844998" calcext:value-type="float">
            <text:p>0.0236420127</text:p>
          </table:table-cell>
          <table:table-cell table:style-name="ce2" table:formula="of:=STDEV([.H45:.H52])/SQRT(8)" office:value-type="float" office:value="0.018239683500874" calcext:value-type="float">
            <text:p>0.0182396835</text:p>
          </table:table-cell>
          <table:table-cell table:style-name="ce2" table:formula="of:=STDEV([.I45:.I52])/SQRT(8)" office:value-type="float" office:value="0.0171440326878878" calcext:value-type="float">
            <text:p>0.0171440327</text:p>
          </table:table-cell>
          <table:table-cell table:style-name="ce2" table:formula="of:=STDEV([.J45:.J52])/SQRT(8)" office:value-type="float" office:value="0.0161682756282414" calcext:value-type="float">
            <text:p>0.016168275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9513545808" calcext:value-type="float">
            <text:p>0.3595135458</text:p>
          </table:table-cell>
          <table:table-cell office:value-type="float" office:value="0.539119240717" calcext:value-type="float">
            <text:p>0.5391192407</text:p>
          </table:table-cell>
          <table:table-cell office:value-type="float" office:value="0.192741" calcext:value-type="float">
            <text:p>0.192741</text:p>
          </table:table-cell>
          <table:table-cell office:value-type="float" office:value="0.385177664969" calcext:value-type="float">
            <text:p>0.385177665</text:p>
          </table:table-cell>
          <table:table-cell office:value-type="float" office:value="0.431367901883" calcext:value-type="float">
            <text:p>0.431367901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1462939173" calcext:value-type="float">
            <text:p>0.3614629392</text:p>
          </table:table-cell>
          <table:table-cell office:value-type="float" office:value="0.511884753902" calcext:value-type="float">
            <text:p>0.5118847539</text:p>
          </table:table-cell>
          <table:table-cell office:value-type="float" office:value="0.142803" calcext:value-type="float">
            <text:p>0.142803</text:p>
          </table:table-cell>
          <table:table-cell office:value-type="float" office:value="0.38403324517" calcext:value-type="float">
            <text:p>0.3840332452</text:p>
          </table:table-cell>
          <table:table-cell office:value-type="float" office:value="0.423719829182" calcext:value-type="float">
            <text:p>0.423719829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4425241107" calcext:value-type="float">
            <text:p>0.3544252411</text:p>
          </table:table-cell>
          <table:table-cell office:value-type="float" office:value="0.542437577919" calcext:value-type="float">
            <text:p>0.5424375779</text:p>
          </table:table-cell>
          <table:table-cell office:value-type="float" office:value="0.141341" calcext:value-type="float">
            <text:p>0.141341</text:p>
          </table:table-cell>
          <table:table-cell office:value-type="float" office:value="0.380824481735" calcext:value-type="float">
            <text:p>0.3808244817</text:p>
          </table:table-cell>
          <table:table-cell office:value-type="float" office:value="0.428724583651" calcext:value-type="float">
            <text:p>0.428724583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6835552906" calcext:value-type="float">
            <text:p>0.3668355529</text:p>
          </table:table-cell>
          <table:table-cell office:value-type="float" office:value="0.601127326916" calcext:value-type="float">
            <text:p>0.6011273269</text:p>
          </table:table-cell>
          <table:table-cell office:value-type="float" office:value="0.139277" calcext:value-type="float">
            <text:p>0.139277</text:p>
          </table:table-cell>
          <table:table-cell office:value-type="float" office:value="0.39784813228" calcext:value-type="float">
            <text:p>0.3978481323</text:p>
          </table:table-cell>
          <table:table-cell office:value-type="float" office:value="0.455626718613" calcext:value-type="float">
            <text:p>0.455626718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44189145607" calcext:value-type="float">
            <text:p>0.4441891456</text:p>
          </table:table-cell>
          <table:table-cell office:value-type="float" office:value="0.607884465262" calcext:value-type="float">
            <text:p>0.6078844653</text:p>
          </table:table-cell>
          <table:table-cell office:value-type="float" office:value="0.240939" calcext:value-type="float">
            <text:p>0.240939</text:p>
          </table:table-cell>
          <table:table-cell office:value-type="float" office:value="0.469473772419" calcext:value-type="float">
            <text:p>0.4694737724</text:p>
          </table:table-cell>
          <table:table-cell office:value-type="float" office:value="0.51330188014" calcext:value-type="float">
            <text:p>0.51330188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71945030171" calcext:value-type="float">
            <text:p>0.4719450302</text:p>
          </table:table-cell>
          <table:table-cell office:value-type="float" office:value="0.608942227284" calcext:value-type="float">
            <text:p>0.6089422273</text:p>
          </table:table-cell>
          <table:table-cell office:value-type="float" office:value="0.302651" calcext:value-type="float">
            <text:p>0.302651</text:p>
          </table:table-cell>
          <table:table-cell office:value-type="float" office:value="0.494180761633" calcext:value-type="float">
            <text:p>0.4941807616</text:p>
          </table:table-cell>
          <table:table-cell office:value-type="float" office:value="0.531761764875" calcext:value-type="float">
            <text:p>0.531761764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8472287189" calcext:value-type="float">
            <text:p>0.3584722872</text:p>
          </table:table-cell>
          <table:table-cell office:value-type="float" office:value="0.541281544157" calcext:value-type="float">
            <text:p>0.5412815442</text:p>
          </table:table-cell>
          <table:table-cell office:value-type="float" office:value="0.175084" calcext:value-type="float">
            <text:p>0.175084</text:p>
          </table:table-cell>
          <table:table-cell office:value-type="float" office:value="0.384439989026" calcext:value-type="float">
            <text:p>0.384439989</text:p>
          </table:table-cell>
          <table:table-cell office:value-type="float" office:value="0.431305600237" calcext:value-type="float">
            <text:p>0.431305600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93480616524" calcext:value-type="float">
            <text:p>0.3934806165</text:p>
          </table:table-cell>
          <table:table-cell office:value-type="float" office:value="0.48011300756" calcext:value-type="float">
            <text:p>0.4801130076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408212318713" calcext:value-type="float">
            <text:p>0.4082123187</text:p>
          </table:table-cell>
          <table:table-cell office:value-type="float" office:value="0.43250123858" calcext:value-type="float">
            <text:p>0.43250123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56:.F63])" office:value-type="float" office:value="0.388790544810625" calcext:value-type="float">
            <text:p>0.3887905448</text:p>
          </table:table-cell>
          <table:table-cell table:style-name="ce1" table:formula="of:=AVERAGE([.G56:.G63])" office:value-type="float" office:value="0.554098767964625" calcext:value-type="float">
            <text:p>0.554098768</text:p>
          </table:table-cell>
          <table:table-cell table:style-name="ce1" table:formula="of:=AVERAGE([.H56:.H63])" office:value-type="float" office:value="0.1838105" calcext:value-type="float">
            <text:p>0.1838105</text:p>
          </table:table-cell>
          <table:table-cell table:style-name="ce1" table:formula="of:=AVERAGE([.I56:.I63])" office:value-type="float" office:value="0.413023795743125" calcext:value-type="float">
            <text:p>0.4130237957</text:p>
          </table:table-cell>
          <table:table-cell table:style-name="ce1" table:formula="of:=AVERAGE([.J56:.J63])" office:value-type="float" office:value="0.456038689645125" calcext:value-type="float">
            <text:p>0.45603868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159193297778723" calcext:value-type="float">
            <text:p>0.0159193298</text:p>
          </table:table-cell>
          <table:table-cell table:style-name="ce2" table:formula="of:=STDEV([.G56:.G63])/SQRT(8)" office:value-type="float" office:value="0.0168464484190665" calcext:value-type="float">
            <text:p>0.0168464484</text:p>
          </table:table-cell>
          <table:table-cell table:style-name="ce2" table:formula="of:=STDEV([.H56:.H63])/SQRT(8)" office:value-type="float" office:value="0.0212681721039411" calcext:value-type="float">
            <text:p>0.0212681721</text:p>
          </table:table-cell>
          <table:table-cell table:style-name="ce2" table:formula="of:=STDEV([.I56:.I63])/SQRT(8)" office:value-type="float" office:value="0.0155242856418195" calcext:value-type="float">
            <text:p>0.0155242856</text:p>
          </table:table-cell>
          <table:table-cell table:style-name="ce2" table:formula="of:=STDEV([.J56:.J63])/SQRT(8)" office:value-type="float" office:value="0.0149870068958936" calcext:value-type="float">
            <text:p>0.014987006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7992565837" calcext:value-type="float">
            <text:p>0.5079925658</text:p>
          </table:table-cell>
          <table:table-cell office:value-type="float" office:value="0.669698158984" calcext:value-type="float">
            <text:p>0.669698159</text:p>
          </table:table-cell>
          <table:table-cell office:value-type="float" office:value="0.183239" calcext:value-type="float">
            <text:p>0.183239</text:p>
          </table:table-cell>
          <table:table-cell office:value-type="float" office:value="0.53376940173" calcext:value-type="float">
            <text:p>0.5337694017</text:p>
          </table:table-cell>
          <table:table-cell office:value-type="float" office:value="0.577743679131" calcext:value-type="float">
            <text:p>0.577743679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1476096572" calcext:value-type="float">
            <text:p>0.5014760966</text:p>
          </table:table-cell>
          <table:table-cell office:value-type="float" office:value="0.510728571429" calcext:value-type="float">
            <text:p>0.5107285714</text:p>
          </table:table-cell>
          <table:table-cell office:value-type="float" office:value="0.135377" calcext:value-type="float">
            <text:p>0.135377</text:p>
          </table:table-cell>
          <table:table-cell office:value-type="float" office:value="0.503299674827" calcext:value-type="float">
            <text:p>0.5032996748</text:p>
          </table:table-cell>
          <table:table-cell office:value-type="float" office:value="0.506060045966" calcext:value-type="float">
            <text:p>0.50606004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8963139751" calcext:value-type="float">
            <text:p>0.5089631398</text:p>
          </table:table-cell>
          <table:table-cell office:value-type="float" office:value="0.686144578313" calcext:value-type="float">
            <text:p>0.6861445783</text:p>
          </table:table-cell>
          <table:table-cell office:value-type="float" office:value="0.241618" calcext:value-type="float">
            <text:p>0.241618</text:p>
          </table:table-cell>
          <table:table-cell office:value-type="float" office:value="0.536680266635" calcext:value-type="float">
            <text:p>0.5366802666</text:p>
          </table:table-cell>
          <table:table-cell office:value-type="float" office:value="0.584419786807" calcext:value-type="float">
            <text:p>0.584419786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8830460958" calcext:value-type="float">
            <text:p>0.508830461</text:p>
          </table:table-cell>
          <table:table-cell office:value-type="float" office:value="0.683178869323" calcext:value-type="float">
            <text:p>0.6831788693</text:p>
          </table:table-cell>
          <table:table-cell office:value-type="float" office:value="0.240897" calcext:value-type="float">
            <text:p>0.240897</text:p>
          </table:table-cell>
          <table:table-cell office:value-type="float" office:value="0.536198199279" calcext:value-type="float">
            <text:p>0.5361981993</text:p>
          </table:table-cell>
          <table:table-cell office:value-type="float" office:value="0.583254191328" calcext:value-type="float">
            <text:p>0.583254191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08998824983" calcext:value-type="float">
            <text:p>0.508998825</text:p>
          </table:table-cell>
          <table:table-cell office:value-type="float" office:value="0.686746987952" calcext:value-type="float">
            <text:p>0.686746988</text:p>
          </table:table-cell>
          <table:table-cell office:value-type="float" office:value="0.23974" calcext:value-type="float">
            <text:p>0.23974</text:p>
          </table:table-cell>
          <table:table-cell office:value-type="float" office:value="0.536785671888" calcext:value-type="float">
            <text:p>0.5367856719</text:p>
          </table:table-cell>
          <table:table-cell office:value-type="float" office:value="0.584661733533" calcext:value-type="float">
            <text:p>0.584661733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4026439402" calcext:value-type="float">
            <text:p>0.5040264394</text:p>
          </table:table-cell>
          <table:table-cell office:value-type="float" office:value="0.565183596891" calcext:value-type="float">
            <text:p>0.5651835969</text:p>
          </table:table-cell>
          <table:table-cell office:value-type="float" office:value="0.131207" calcext:value-type="float">
            <text:p>0.131207</text:p>
          </table:table-cell>
          <table:table-cell office:value-type="float" office:value="0.515175622374" calcext:value-type="float">
            <text:p>0.5151756224</text:p>
          </table:table-cell>
          <table:table-cell office:value-type="float" office:value="0.53285597082" calcext:value-type="float">
            <text:p>0.532855970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0930286301" calcext:value-type="float">
            <text:p>0.5009302863</text:p>
          </table:table-cell>
          <table:table-cell office:value-type="float" office:value="0.506816666667" calcext:value-type="float">
            <text:p>0.5068166667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0.502096598205" calcext:value-type="float">
            <text:p>0.5020965982</text:p>
          </table:table-cell>
          <table:table-cell office:value-type="float" office:value="0.503856284929" calcext:value-type="float">
            <text:p>0.503856284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4367989171" calcext:value-type="float">
            <text:p>0.5043679892</text:p>
          </table:table-cell>
          <table:table-cell office:value-type="float" office:value="0.558425539122" calcext:value-type="float">
            <text:p>0.5584255391</text:p>
          </table:table-cell>
          <table:table-cell office:value-type="float" office:value="0.136292" calcext:value-type="float">
            <text:p>0.136292</text:p>
          </table:table-cell>
          <table:table-cell office:value-type="float" office:value="0.514325695262" calcext:value-type="float">
            <text:p>0.5143256953</text:p>
          </table:table-cell>
          <table:table-cell office:value-type="float" office:value="0.530021982202" calcext:value-type="float">
            <text:p>0.530021982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67:.F74])" office:value-type="float" office:value="0.505698225371875" calcext:value-type="float">
            <text:p>0.5056982254</text:p>
          </table:table-cell>
          <table:table-cell table:style-name="ce1" table:formula="of:=AVERAGE([.G67:.G74])" office:value-type="float" office:value="0.608365371085125" calcext:value-type="float">
            <text:p>0.6083653711</text:p>
          </table:table-cell>
          <table:table-cell table:style-name="ce1" table:formula="of:=AVERAGE([.H67:.H74])" office:value-type="float" office:value="0.18044275" calcext:value-type="float">
            <text:p>0.18044275</text:p>
          </table:table-cell>
          <table:table-cell table:style-name="ce1" table:formula="of:=AVERAGE([.I67:.I74])" office:value-type="float" office:value="0.522291391275" calcext:value-type="float">
            <text:p>0.5222913913</text:p>
          </table:table-cell>
          <table:table-cell table:style-name="ce1" table:formula="of:=AVERAGE([.J67:.J74])" office:value-type="float" office:value="0.5503592093395" calcext:value-type="float">
            <text:p>0.550359209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12082494191596" calcext:value-type="float">
            <text:p>0.0012082494</text:p>
          </table:table-cell>
          <table:table-cell table:style-name="ce2" table:formula="of:=STDEV([.G67:.G74])/SQRT(8)" office:value-type="float" office:value="0.0285843956509388" calcext:value-type="float">
            <text:p>0.0285843957</text:p>
          </table:table-cell>
          <table:table-cell table:style-name="ce2" table:formula="of:=STDEV([.H67:.H74])/SQRT(8)" office:value-type="float" office:value="0.0186005572398767" calcext:value-type="float">
            <text:p>0.0186005572</text:p>
          </table:table-cell>
          <table:table-cell table:style-name="ce2" table:formula="of:=STDEV([.I67:.I74])/SQRT(8)" office:value-type="float" office:value="0.00538660603833469" calcext:value-type="float">
            <text:p>0.005386606</text:p>
          </table:table-cell>
          <table:table-cell table:style-name="ce2" table:formula="of:=STDEV([.J67:.J74])/SQRT(8)" office:value-type="float" office:value="0.0126869443227252" calcext:value-type="float">
            <text:p>0.01268694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6:20:48.177849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7T16:24:10.612436243</dc:date>
    <meta:editing-duration>PT3M22S</meta:editing-duration>
    <meta:editing-cycles>2</meta:editing-cycles>
    <meta:document-statistic meta:table-count="1" meta:cell-count="646" meta:object-count="0"/>
  </office:meta>
</office:document-meta>
</file>